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tsaah" svg:font-family="Utsaa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tsaah" officeooo:rsid="00012cd0" officeooo:paragraph-rsid="00012cd0"/>
    </style:style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/ <text:span text:style-name="T1">Accueil:</text:span></text:p>
      <text:p text:style-name="P1">- Naviguer dans les menus</text:p>
      <text:p text:style-name="P1"/>
      <text:p text:style-name="P1">Barre de recherche :</text:p>
      <text:p text:style-name="P1">- Chercher un produit</text:p>
      <text:p text:style-name="P1">- Suggestions de produits</text:p>
      <text:p text:style-name="P1"/>
      <text:p text:style-name="P1">Résultats de recherche :</text:p>
      <text:p text:style-name="P1">- Liste / Mosaique de produits</text:p>
      <text:p text:style-name="P1">- Nom, prix et description d’articles</text:p>
      <text:p text:style-name="P1">- Cliquer sur un produit</text:p>
      <text:p text:style-name="P1"/>
      <text:p text:style-name="P1">Fiche produit :</text:p>
      <text:p text:style-name="P1">- Lire la description / prés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tsaah" svg:font-family="Utsaa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1-22T14:12:54.472000000</dc:date>
    <meta:editing-duration>PT4M58S</meta:editing-duration>
    <meta:editing-cycles>2</meta:editing-cycles>
    <meta:document-statistic meta:table-count="0" meta:image-count="0" meta:object-count="0" meta:page-count="1" meta:paragraph-count="11" meta:word-count="50" meta:character-count="272" meta:non-whitespace-character-count="233"/>
  </office:meta>
</office:document-meta>
</file>